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color="#808080" style:font-name="monospaced" fo:font-size="8pt" fo:font-style="italic" style:font-size-asian="8pt" style:font-size-complex="8pt"/>
    </style:style>
    <style:style style:name="P3" style:family="paragraph" style:parent-style-name="Preformatted_20_Text">
      <style:text-properties fo:color="#000000" style:font-name="monospaced" fo:font-size="8pt" style:font-size-asian="8pt" style:font-size-complex="8pt"/>
    </style:style>
    <style:style style:name="P4" style:family="paragraph" style:parent-style-name="Preformatted_20_Text">
      <style:paragraph-properties fo:margin-top="0cm" fo:margin-bottom="0.499cm"/>
      <style:text-properties fo:font-size="8pt" style:font-size-asian="8pt" style:font-size-complex="8pt"/>
    </style:style>
    <style:style style:name="T1" style:family="text">
      <style:text-properties fo:font-variant="normal" fo:text-transform="none" fo:color="#000000"/>
    </style:style>
    <style:style style:name="T2" style:family="text">
      <style:text-properties fo:color="#000000" style:font-name="monospaced"/>
    </style:style>
    <style:style style:name="T3" style:family="text">
      <style:text-properties fo:color="#0000ff" style:font-name="monospaced" fo:font-weight="bold"/>
    </style:style>
    <style:style style:name="T4" style:family="text">
      <style:text-properties fo:color="#000000"/>
    </style:style>
    <style:style style:name="T5" style:family="text">
      <style:text-properties fo:color="#008000" style:font-name="monospaced" fo:font-weight="bold"/>
    </style:style>
    <style:style style:name="T6" style:family="text">
      <style:text-properties fo:font-variant="normal" fo:text-transform="none" fo:color="#000000" style:font-name="monospaced"/>
    </style:style>
    <style:style style:name="T7" style:family="text">
      <style:text-properties fo:color="#808080" style:font-name="monospaced" fo:font-style="italic"/>
    </style:style>
    <style:style style:name="T8" style:family="text">
      <style:text-properties fo:font-variant="normal" fo:text-transform="none" fo:color="#000000" fo:font-style="normal"/>
    </style:style>
    <style:style style:name="T9" style:family="text">
      <style:text-properties fo:font-variant="normal" fo:text-transform="none" fo:color="#000000" style:font-name="monospaced" fo:font-style="normal"/>
    </style:style>
    <style:style style:name="T10" style:family="text">
      <style:text-properties fo:color="#000080" style:font-name="monospaced" fo:font-weight="bold"/>
    </style:style>
    <style:style style:name="T11" style:family="text">
      <style:text-properties fo:font-variant="normal" fo:text-transform="none"/>
    </style:style>
    <style:style style:name="T1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uisecontrol</text:h>
      <text:p text:style-name="Text_20_body"/>
      <text:p text:style-name="Text_20_body">I strongly believe that CC should be used if you have a Java project where number of project members exceeds 2. It does a nice job of scheduling builds using preferable Maven or even Ant. It contains reporting using emails, web etc. One nice thing is the modification set which has a property called quit period (se example below for explanation).</text:p>
      <text:p text:style-name="Text_20_body">In any case – do not use a scheduled cron job where some *nix guru made a script for parsing the output of ant or maven generated log files – it will fail or not behave the way you want it – and besides I do not think the main purpose of a project should be coming up with home made scripting toolkits if there are standard well known open source projects that does the same in a much much better way. E.g. In a project I worked in we had this *nix guy who was magnificent – he could probably come up with just about anything you wanted in a shell environment. However, in this case, <text:s/>we were using maven which has quite a big log file (depending on the size of your project). Among other things maven reports if unit tests fails – but you can always override this for maven and say that the build is successful as long as it compiles (right or wrong?). So in the end of the log file it would say “Build successful” - but the *nix guy's script would detect a build error for one of the many unit tests and mark the build as “Suspect” generating a lot of noise in the form of emails with incorrect statuses. What if we also wanted to handle quit period type properties?</text:p>
      <text:p text:style-name="Text_20_body"/>
      <table:table table:name="Table1" table:style-name="Table1">
        <table:table-column table:style-name="Table1.A"/>
        <table:table-row>
          <table:table-cell table:style-name="Table1.A1" office:value-type="string">
            <text:p text:style-name="P1"><text:span text:style-name="T1">1 <text:s text:c="3"/></text:span><text:span text:style-name="T2">&lt;?</text:span><text:span text:style-name="T3">xml</text:span><text:span text:style-name="T4"> </text:span><text:span text:style-name="T3">version=</text:span><text:span text:style-name="T5">"1.0"</text:span><text:span text:style-name="T4"> </text:span><text:span text:style-name="T3">encoding=</text:span><text:span text:style-name="T5">"UTF-8"</text:span><text:span text:style-name="T2">?&gt; </text:span></text:p>
            <text:p text:style-name="P1"><text:span text:style-name="T6">2 <text:s text:c="3"/></text:span><text:span text:style-name="T7">&lt;!-- <text:s text:c="2"/></text:span></text:p>
            <text:p text:style-name="P2"><text:span text:style-name="T8">3 <text:s text:c="3"/></text:span><text:s text:c="4"/>This example shows two different projects running in // for this system. </text:p>
            <text:p text:style-name="P2"><text:span text:style-name="T8">4 <text:s text:c="3"/></text:span><text:s text:c="4"/>It uses Maven1 as the build manager. </text:p>
            <text:p text:style-name="P2"><text:span text:style-name="T8">5 <text:s text:c="3"/></text:span><text:s text:c="5"/></text:p>
            <text:p text:style-name="P2"><text:span text:style-name="T8">6 <text:s text:c="3"/></text:span><text:s text:c="4"/>systemcontinuum <text:s text:c="4"/>Check cvs every X miutes time period and do a clean </text:p>
            <text:p text:style-name="P2"><text:span text:style-name="T8">7 <text:s text:c="3"/></text:span><text:s text:c="24"/>cvs checkout and a complete rebuild using maven. </text:p>
            <text:p text:style-name="P2"><text:span text:style-name="T8">8 <text:s text:c="3"/></text:span><text:s text:c="24"/>Failures will be reported to last cvs commiters since </text:p>
            <text:p text:style-name="P2"><text:span text:style-name="T8">9 <text:s text:c="3"/></text:span><text:s text:c="24"/>previous successful build. </text:p>
            <text:p text:style-name="P2"><text:span text:style-name="T8">10 <text:s text:c="2"/></text:span><text:s text:c="21"/></text:p>
            <text:p text:style-name="P2"><text:span text:style-name="T8">11 <text:s text:c="2"/></text:span><text:s text:c="4"/>systemnightly <text:s text:c="6"/>Builds the report site every night at a specified time. </text:p>
            <text:p text:style-name="P2"><text:span text:style-name="T8">12 <text:s text:c="2"/></text:span><text:s text:c="5"/></text:p>
            <text:p text:style-name="P2"><text:span text:style-name="T8">13 <text:s text:c="2"/></text:span><text:s text:c="4"/>Deploy a war to an application server - tomcat, geronimo or jboss to be </text:p>
            <text:p text:style-name="P2"><text:span text:style-name="T8">14 <text:s text:c="2"/></text:span><text:s text:c="4"/>able to view the builds and metrics. </text:p>
            <text:p text:style-name="P2"><text:span text:style-name="T8">15 <text:s text:c="2"/></text:span><text:s text:c="4"/>Buildarea is set to /home/user/cruisebuildarea/ under which a log area is <text:s/></text:p>
            <text:p text:style-name="P2"><text:span text:style-name="T8">16 <text:s text:c="2"/></text:span><text:s text:c="4"/>dedicated for logs (used by deployed war in jboss). Logs can be viewed </text:p>
            <text:p text:style-name="P2"><text:span text:style-name="T8">17 <text:s text:c="2"/></text:span><text:s text:c="4"/>under: </text:p>
            <text:p text:style-name="P2"><text:span text:style-name="T8">18 <text:s text:c="2"/></text:span><text:s text:c="5"/></text:p>
            <text:p text:style-name="P2"><text:span text:style-name="T8">19 <text:s text:c="2"/></text:span><text:s text:c="4"/>http://builder:8081/cruisecontrol/ </text:p>
            <text:p text:style-name="P2"><text:span text:style-name="T8">20 <text:s text:c="2"/></text:span><text:s/></text:p>
            <text:p text:style-name="P2"><text:span text:style-name="T8">21 <text:s text:c="2"/></text:span><text:s text:c="4"/>Cruisecontrol needs to be started using e.g.: </text:p>
            <text:p text:style-name="P2"><text:span text:style-name="T8">22 <text:s text:c="2"/></text:span><text:s text:c="5"/></text:p>
            <text:p text:style-name="P2"><text:span text:style-name="T8">23 <text:s text:c="2"/></text:span><text:s text:c="4"/>nohup maven cruisecontrol:run &amp; </text:p>
            <text:p text:style-name="P2"><text:span text:style-name="T8">24 <text:s text:c="2"/></text:span><text:s/></text:p>
            <text:p text:style-name="P2"><text:span text:style-name="T8">25 <text:s text:c="2"/></text:span><text:s text:c="4"/>CC_BUILD=/home/user/cruisebuildarea </text:p>
            <text:p text:style-name="P2"><text:span text:style-name="T8">26 <text:s text:c="2"/></text:span><text:s text:c="4"/>CC_INSTALL=/home/user/tools/cruisecontrol-2.2.1/ </text:p>
            <text:p text:style-name="P1"><text:span text:style-name="T9">27 <text:s text:c="2"/></text:span><text:span text:style-name="T7">--&gt;</text:span><text:span text:style-name="T4"> </text:span></text:p>
            <text:p text:style-name="P1"><text:span text:style-name="T6">28 <text:s text:c="2"/></text:span><text:span text:style-name="T2">&lt;</text:span><text:span text:style-name="T10">cruisecontrol</text:span><text:span text:style-name="T2">&gt;</text:span><text:span text:style-name="T4"> </text:span></text:p>
            <text:p text:style-name="P1"><text:span text:style-name="T6">29 <text:s text:c="2"/></text:span><text:span text:style-name="T2"><text:s text:c="4"/>&lt;</text:span><text:span text:style-name="T10">project</text:span><text:span text:style-name="T4"> </text:span><text:span text:style-name="T3">name=</text:span><text:span text:style-name="T5">"systemcontinuum"</text:span><text:span text:style-name="T2">&gt;</text:span><text:span text:style-name="T4"> </text:span></text:p>
            <text:p text:style-name="P1"><text:span text:style-name="T6">30 <text:s text:c="2"/></text:span><text:span text:style-name="T2"><text:s text:c="8"/></text:span><text:span text:style-name="T7">&lt;!-- Here you put things you want to be done prior to a build. In our </text:span></text:p>
            <text:p text:style-name="P2"><text:span text:style-name="T8">31 <text:s text:c="2"/></text:span><text:s text:c="8"/>case below we want a log statement to be published to a directory - </text:p>
            <text:p text:style-name="P1"><text:span text:style-name="T9">32 <text:s text:c="2"/></text:span><text:span text:style-name="T7"><text:s text:c="8"/>it DOES not mean that a build will be run though. --&gt;</text:span><text:span text:style-name="T4"> </text:span></text:p>
            <text:p text:style-name="P1"><text:span text:style-name="T6">33 <text:s text:c="2"/></text:span><text:span text:style-name="T2"><text:s text:c="8"/>&lt;</text:span><text:span text:style-name="T10">bootstrappers</text:span><text:span text:style-name="T2">&gt;</text:span><text:span text:style-name="T4"> </text:span></text:p>
            <text:p text:style-name="P1"><text:span text:style-name="T6">34 <text:s text:c="2"/></text:span><text:span text:style-name="T2"><text:s text:c="12"/>&lt;</text:span><text:span text:style-name="T10">currentbuildstatusbootstrapper</text:span><text:span text:style-name="T4"> </text:span><text:span text:style-name="T3">file=</text:span><text:span text:style-name="T5">"$CRUISEHOME/workarea/logs/systemcontinuum/currentbuildstatus.txt"</text:span><text:span text:style-name="T2">/&gt;</text:span><text:span text:style-name="T4"> </text:span></text:p>
            <text:p text:style-name="P1"><text:span text:style-name="T6">35 <text:s text:c="2"/></text:span><text:span text:style-name="T2"><text:s text:c="8"/>&lt;/</text:span><text:span text:style-name="T10">bootstrappers</text:span><text:span text:style-name="T2">&gt;</text:span><text:span text:style-name="T4"> </text:span></text:p>
            <text:p text:style-name="P1"><text:span text:style-name="T6">36 <text:s text:c="2"/></text:span><text:span text:style-name="T2"><text:s text:c="8"/></text:span><text:span text:style-name="T7">&lt;!-- A build will be attempted if something that a modiicationset is </text:span></text:p>
            <text:p text:style-name="P2"><text:span text:style-name="T8">37 <text:s text:c="2"/></text:span><text:s text:c="8"/>watching has changed. </text:p>
            <text:p text:style-name="P2"><text:span text:style-name="T8">38 <text:s text:c="2"/></text:span><text:s text:c="8"/>For very large scale builds try using a modificationsset using </text:p>
            <text:p text:style-name="P2"><text:span text:style-name="T8">39 <text:s text:c="2"/></text:span><text:s text:c="8"/>filesystem instead of cvs (as depicted here). Then let cvs update </text:p>
            <text:p text:style-name="P2"><text:span text:style-name="T8">40 <text:s text:c="2"/></text:span><text:s text:c="8"/>using a trigger a modification file which is watched from this </text:p>
            <text:p text:style-name="P2"><text:span text:style-name="T8">41 <text:s text:c="2"/></text:span><text:s text:c="8"/>modificationsset. </text:p>
            <text:p text:style-name="P2"><text:span text:style-name="T8">42 <text:s text:c="2"/></text:span><text:s text:c="8"/>The quietperiod property means that the modificationset must be quit </text:p>
            <text:p text:style-name="P2"><text:span text:style-name="T8">43 <text:s text:c="2"/></text:span><text:s text:c="8"/>for 120s before a build is attempted. Suppose you are commiting in </text:p>
            <text:p text:style-name="P2"><text:span text:style-name="T8">44 <text:s text:c="2"/></text:span><text:s text:c="8"/>100 file - after 5 files beeing commited cc tries to do a build. </text:p>
            <text:p text:style-name="P2"><text:span text:style-name="T8">45 <text:s text:c="2"/></text:span><text:s text:c="8"/>But there is no chance i hell that the build will success since all </text:p>
            <text:p text:style-name="P2"><text:span text:style-name="T8">46 <text:s text:c="2"/></text:span><text:s text:c="8"/>files beeing committed are not in yet - thats why the quietperiod </text:p>
            <text:p text:style-name="P2"><text:span text:style-name="T8">47 <text:s text:c="2"/></text:span><text:s text:c="8"/>comes in handy. CC will wait for in this case cvs to be quiet before </text:p>
            <text:p text:style-name="P2"><text:span text:style-name="T8">48 <text:s text:c="2"/></text:span><text:s text:c="8"/>trying any build. </text:p>
            <text:p text:style-name="P1"><text:span text:style-name="T9">49 <text:s text:c="2"/></text:span><text:span text:style-name="T7"><text:s text:c="8"/>--&gt;</text:span><text:span text:style-name="T4"> </text:span></text:p>
            <text:p text:style-name="P1"><text:span text:style-name="T6">50 <text:s text:c="2"/></text:span><text:span text:style-name="T2"><text:s text:c="8"/>&lt;</text:span><text:span text:style-name="T10">modificationset</text:span><text:span text:style-name="T4"> </text:span><text:span text:style-name="T3">quietperiod=</text:span><text:span text:style-name="T5">"120"</text:span><text:span text:style-name="T2">&gt;</text:span><text:span text:style-name="T4"> </text:span></text:p>
            <text:p text:style-name="P1"><text:span text:style-name="T6">51 <text:s text:c="2"/></text:span><text:span text:style-name="T2"><text:s text:c="12"/></text:span><text:span text:style-name="T7">&lt;!-- Modules contain all Maven projects. --&gt;</text:span><text:span text:style-name="T4"> </text:span></text:p>
            <text:p text:style-name="P1"><text:span text:style-name="T6">52 <text:s text:c="2"/></text:span><text:span text:style-name="T2"><text:s text:c="12"/>&lt;</text:span><text:span text:style-name="T10">cvs</text:span><text:span text:style-name="T4"> </text:span><text:span text:style-name="T3">localWorkingCopy=</text:span><text:span text:style-name="T5">"modules"</text:span><text:span text:style-name="T4"> </text:span></text:p>
            <text:p text:style-name="P1"><text:span text:style-name="T6">53 <text:s text:c="2"/></text:span><text:span text:style-name="T2"><text:s text:c="17"/></text:span><text:span text:style-name="T3">cvsroot=</text:span><text:span text:style-name="T5">":ext:cvsuser@cvsserver:/CVS"</text:span><text:span text:style-name="T2">/&gt;</text:span><text:span text:style-name="T4"> </text:span></text:p>
            <text:p text:style-name="P1"><text:span text:style-name="T6">54 <text:s text:c="2"/></text:span><text:span text:style-name="T2"><text:s text:c="8"/>&lt;/</text:span><text:span text:style-name="T10">modificationset</text:span><text:span text:style-name="T2">&gt;</text:span><text:span text:style-name="T4"> </text:span></text:p>
            <text:p text:style-name="P1"><text:span text:style-name="T6">55 <text:s text:c="2"/></text:span><text:span text:style-name="T2"><text:s text:c="8"/></text:span><text:span text:style-name="T7">&lt;!-- Schedule is just what it says - we will in this case try a new build every 1800s. --&gt;</text:span><text:span text:style-name="T4"> </text:span></text:p>
            <text:p text:style-name="P1"><text:span text:style-name="T6">56 <text:s text:c="2"/></text:span><text:span text:style-name="T2"><text:s text:c="8"/>&lt;</text:span><text:span text:style-name="T10">schedule</text:span><text:span text:style-name="T4"> </text:span><text:span text:style-name="T3">interval=</text:span><text:span text:style-name="T5">"1800"</text:span><text:span text:style-name="T2">&gt;</text:span><text:span text:style-name="T4"> </text:span></text:p>
            <text:p text:style-name="P1"><text:span text:style-name="T6">57 <text:s text:c="2"/></text:span><text:span text:style-name="T2"><text:s text:c="12"/>&lt;</text:span><text:span text:style-name="T10">maven</text:span><text:span text:style-name="T4"> </text:span><text:span text:style-name="T3">goal=</text:span><text:span text:style-name="T5">"deletemodules_and_checkout buildall"</text:span><text:span text:style-name="T4"> </text:span></text:p>
            <text:p text:style-name="P1"><text:span text:style-name="T6">58 <text:s text:c="2"/></text:span><text:span text:style-name="T2"><text:s text:c="19"/></text:span><text:span text:style-name="T3">projectfile=</text:span><text:span text:style-name="T5">"project.xml"</text:span><text:span text:style-name="T4"> </text:span></text:p>
            <text:p text:style-name="P1"><text:span text:style-name="T6">59 <text:s text:c="2"/></text:span><text:span text:style-name="T2"><text:s text:c="19"/></text:span><text:span text:style-name="T3">mavenscript=</text:span><text:span text:style-name="T5">"/home/user/tools/maven-1.0.2/bin/maven"</text:span><text:span text:style-name="T2">/&gt;</text:span><text:span text:style-name="T4"> </text:span></text:p>
            <text:p text:style-name="P1"><text:span text:style-name="T6">60 <text:s text:c="2"/></text:span><text:span text:style-name="T2"><text:s text:c="8"/>&lt;/</text:span><text:span text:style-name="T10">schedule</text:span><text:span text:style-name="T2">&gt;</text:span><text:span text:style-name="T4"> </text:span></text:p>
            <text:p text:style-name="P1"><text:span text:style-name="T6">61 <text:s text:c="2"/></text:span><text:span text:style-name="T2"><text:s text:c="8"/></text:span><text:span text:style-name="T7">&lt;!-- Log every build attempt. --&gt;</text:span><text:span text:style-name="T4"> </text:span></text:p>
            <text:p text:style-name="P1"><text:span text:style-name="T6">62 <text:s text:c="2"/></text:span><text:span text:style-name="T2"><text:s text:c="8"/>&lt;</text:span><text:span text:style-name="T10">log</text:span><text:span text:style-name="T4"> </text:span><text:span text:style-name="T3">dir=</text:span><text:span text:style-name="T5">"$CRUISEHOME/workarea/logs/systemcontinuum"</text:span><text:span text:style-name="T4"> </text:span></text:p>
            <text:p text:style-name="P1"><text:span text:style-name="T6">63 <text:s text:c="2"/></text:span><text:span text:style-name="T2"><text:s text:c="13"/></text:span><text:span text:style-name="T3">encoding=</text:span><text:span text:style-name="T5">"ISO-8859-1"</text:span><text:span text:style-name="T2">&gt;</text:span><text:span text:style-name="T4"> </text:span></text:p>
            <text:p text:style-name="P1"><text:span text:style-name="T6">64 <text:s text:c="2"/></text:span><text:span text:style-name="T2"><text:s text:c="8"/>&lt;/</text:span><text:span text:style-name="T10">log</text:span><text:span text:style-name="T2">&gt;</text:span><text:span text:style-name="T4"> </text:span></text:p>
            <text:p text:style-name="P1"><text:span text:style-name="T6">65 <text:s text:c="2"/></text:span><text:span text:style-name="T2"><text:s text:c="8"/></text:span><text:span text:style-name="T7">&lt;!-- Publis the results. --&gt;</text:span><text:span text:style-name="T4"> </text:span></text:p>
            <text:p text:style-name="P1"><text:span text:style-name="T6">66 <text:s text:c="2"/></text:span><text:span text:style-name="T2"><text:s text:c="8"/>&lt;</text:span><text:span text:style-name="T10">publishers</text:span><text:span text:style-name="T2">&gt;</text:span><text:span text:style-name="T4"> </text:span></text:p>
            <text:p text:style-name="P1"><text:span text:style-name="T6">67 <text:s text:c="2"/></text:span><text:span text:style-name="T2"><text:s text:c="12"/>&lt;</text:span><text:span text:style-name="T10">currentbuildstatuspublisher</text:span><text:span text:style-name="T4"> </text:span><text:span text:style-name="T3">file=</text:span><text:span text:style-name="T5">"$CRUISEHOME/workarea/logs/systemcontinuum/currentbuildstatus.txt"</text:span><text:span text:style-name="T2">/&gt;</text:span><text:span text:style-name="T4"> </text:span></text:p>
            <text:p text:style-name="P1"><text:span text:style-name="T6">68 <text:s text:c="2"/></text:span><text:span text:style-name="T2"><text:s text:c="12"/>&lt;</text:span><text:span text:style-name="T10">xsltlogpublisher</text:span><text:span text:style-name="T4"> </text:span><text:span text:style-name="T3">directory=</text:span><text:span text:style-name="T5">"$CRUISEHOME/workarea/logs/systemcontinuum"</text:span><text:span text:style-name="T4"> </text:span></text:p>
            <text:p text:style-name="P1"><text:span text:style-name="T6">69 <text:s text:c="2"/></text:span><text:span text:style-name="T2"><text:s text:c="30"/></text:span><text:span text:style-name="T3">outfilename=</text:span><text:span text:style-name="T5">"mavenlog.html"</text:span><text:span text:style-name="T4"> </text:span><text:span text:style-name="T3">publishonfail=</text:span><text:span text:style-name="T5">"yes"</text:span><text:span text:style-name="T4"> </text:span></text:p>
            <text:p text:style-name="P1"><text:span text:style-name="T6">70 <text:s text:c="2"/></text:span><text:span text:style-name="T2"><text:s text:c="30"/></text:span><text:span text:style-name="T3">xsltfile=</text:span><text:span text:style-name="T5">"$CC_INSTALL/reporting/jsp/webcontent/xsl/maven.xsl"</text:span><text:span text:style-name="T2">/&gt;</text:span><text:span text:style-name="T4"> </text:span></text:p>
            <text:p text:style-name="P1"><text:span text:style-name="T6">71 <text:s text:c="2"/></text:span><text:span text:style-name="T2"><text:s text:c="12"/>&lt;</text:span><text:span text:style-name="T10">htmlemail</text:span><text:span text:style-name="T4"> </text:span><text:span text:style-name="T3">spamwhilebroken=</text:span><text:span text:style-name="T5">"false"</text:span><text:span text:style-name="T4"> </text:span><text:span text:style-name="T3">reportsuccess=</text:span><text:span text:style-name="T5">"fixes"</text:span><text:span text:style-name="T4"> </text:span></text:p>
            <text:p text:style-name="P1"><text:span text:style-name="T6">72 <text:s text:c="2"/></text:span><text:span text:style-name="T2"><text:s text:c="23"/></text:span><text:span text:style-name="T3">css=</text:span><text:span text:style-name="T5">"$CC_INSTALL/reporting/jsp/webcontent/css/cruisecontrol.css"</text:span><text:span text:style-name="T4"> </text:span></text:p>
            <text:p text:style-name="P1"><text:span text:style-name="T6">73 <text:s text:c="2"/></text:span><text:span text:style-name="T2"><text:s text:c="23"/></text:span><text:span text:style-name="T3">mailhost=</text:span><text:span text:style-name="T5">"smtpserver"</text:span><text:span text:style-name="T4"> </text:span></text:p>
            <text:p text:style-name="P1"><text:span text:style-name="T6">74 <text:s text:c="2"/></text:span><text:span text:style-name="T2"><text:s text:c="23"/></text:span><text:span text:style-name="T3">buildresultsurl=</text:span><text:span text:style-name="T5">"http://builder.user.proj:8081/cruisecontrol/"</text:span><text:span text:style-name="T4"> </text:span></text:p>
            <text:p text:style-name="P1"><text:span text:style-name="T6">75 <text:s text:c="2"/></text:span><text:span text:style-name="T2"><text:s text:c="23"/></text:span><text:span text:style-name="T3">subjectprefix=</text:span><text:span text:style-name="T5">"[CRUISE CONTROL BUILD]"</text:span><text:span text:style-name="T4"> </text:span></text:p>
            <text:p text:style-name="P1"><text:span text:style-name="T6">76 <text:s text:c="2"/></text:span><text:span text:style-name="T2"><text:s text:c="23"/></text:span><text:span text:style-name="T3">defaultsuffix=</text:span><text:span text:style-name="T5">"@email.com"</text:span><text:span text:style-name="T4"> </text:span></text:p>
            <text:p text:style-name="P1"><text:span text:style-name="T6">77 <text:s text:c="2"/></text:span><text:span text:style-name="T2"><text:s text:c="23"/></text:span><text:span text:style-name="T3">xsldir=</text:span><text:span text:style-name="T5">"$CC_INSTALL/reporting/jsp/webcontent/xsl"</text:span><text:span text:style-name="T4"> </text:span></text:p>
            <text:p text:style-name="P1"><text:span text:style-name="T6">78 <text:s text:c="2"/></text:span><text:span text:style-name="T2"><text:s text:c="23"/></text:span><text:span text:style-name="T3">logdir=</text:span><text:span text:style-name="T5">"$CRUISEHOME/workarea/logs/systemnightly"</text:span><text:span text:style-name="T4"> </text:span></text:p>
            <text:p text:style-name="P1"><text:span text:style-name="T6">79 <text:s text:c="2"/></text:span><text:span text:style-name="T2"><text:s text:c="23"/></text:span><text:span text:style-name="T3">skipusers=</text:span><text:span text:style-name="T5">"false"</text:span><text:span text:style-name="T4"> </text:span></text:p>
            <text:p text:style-name="P1"><text:span text:style-name="T6">80 <text:s text:c="2"/></text:span><text:span text:style-name="T2"><text:s text:c="23"/></text:span><text:span text:style-name="T3">returnaddress=</text:span><text:span text:style-name="T5">"user@userstore.user.proj"</text:span><text:span text:style-name="T2">&gt;</text:span><text:span text:style-name="T4"> </text:span></text:p>
            <text:p text:style-name="P1"><text:span text:style-name="T6">81 <text:s text:c="2"/></text:span><text:span text:style-name="T2"><text:s text:c="16"/>&lt;</text:span><text:span text:style-name="T10">failure</text:span><text:span text:style-name="T4"> </text:span><text:span text:style-name="T3">address=</text:span><text:span text:style-name="T5">"gepo01@email"</text:span><text:span text:style-name="T2">/&gt;</text:span><text:span text:style-name="T4"> </text:span></text:p>
            <text:p text:style-name="P1"><text:span text:style-name="T6">82 <text:s text:c="2"/></text:span><text:span text:style-name="T2"><text:s text:c="16"/></text:span><text:span text:style-name="T7">&lt;!-- Use this when debugging: success address="gepo01@email"/ --&gt;</text:span><text:span text:style-name="T4"> </text:span></text:p>
            <text:p text:style-name="P1"><text:span text:style-name="T6">83 <text:s text:c="2"/></text:span><text:span text:style-name="T2"><text:s text:c="12"/>&lt;/</text:span><text:span text:style-name="T10">htmlemail</text:span><text:span text:style-name="T2">&gt;</text:span><text:span text:style-name="T4"> </text:span></text:p>
            <text:p text:style-name="P1"><text:span text:style-name="T6">84 <text:s text:c="2"/></text:span><text:span text:style-name="T2"><text:s text:c="8"/>&lt;/</text:span><text:span text:style-name="T10">publishers</text:span><text:span text:style-name="T2">&gt;</text:span><text:span text:style-name="T4"> </text:span></text:p>
            <text:p text:style-name="P1"><text:span text:style-name="T6">85 <text:s text:c="2"/></text:span><text:span text:style-name="T2"><text:s text:c="8"/>&lt;</text:span><text:span text:style-name="T10">plugins</text:span><text:span text:style-name="T2">&gt;</text:span><text:span text:style-name="T4"> </text:span></text:p>
            <text:p text:style-name="P1"><text:span text:style-name="T6">86 <text:s text:c="2"/></text:span><text:span text:style-name="T2"><text:s text:c="8"/>&lt;/</text:span><text:span text:style-name="T10">plugins</text:span><text:span text:style-name="T2">&gt;</text:span><text:span text:style-name="T4"> </text:span></text:p>
            <text:p text:style-name="P1"><text:span text:style-name="T6">87 <text:s text:c="2"/></text:span><text:span text:style-name="T2"><text:s text:c="4"/>&lt;/</text:span><text:span text:style-name="T10">project</text:span><text:span text:style-name="T2">&gt;</text:span><text:span text:style-name="T4"> </text:span></text:p>
            <text:p text:style-name="P3"><text:span text:style-name="T11">88 <text:s text:c="2"/></text:span><text:s/></text:p>
            <text:p text:style-name="P1"><text:span text:style-name="T6">89 <text:s text:c="2"/></text:span><text:span text:style-name="T2"><text:s text:c="4"/>&lt;</text:span><text:span text:style-name="T10">project</text:span><text:span text:style-name="T4"> </text:span><text:span text:style-name="T3">name=</text:span><text:span text:style-name="T5">"systemnightly"</text:span><text:span text:style-name="T2">&gt;</text:span><text:span text:style-name="T4"> </text:span></text:p>
            <text:p text:style-name="P1"><text:span text:style-name="T6">90 <text:s text:c="2"/></text:span><text:span text:style-name="T2"><text:s text:c="8"/>&lt;</text:span><text:span text:style-name="T10">bootstrappers</text:span><text:span text:style-name="T2">&gt;</text:span><text:span text:style-name="T4"> </text:span></text:p>
            <text:p text:style-name="P1"><text:span text:style-name="T6">91 <text:s text:c="2"/></text:span><text:span text:style-name="T2"><text:s text:c="12"/>&lt;</text:span><text:span text:style-name="T10">currentbuildstatusbootstrapper</text:span><text:span text:style-name="T4"> </text:span><text:span text:style-name="T3">file=</text:span><text:span text:style-name="T5">"$CRUISEHOME/workarea/logs/systemnightly/currentbuildstatus.txt"</text:span><text:span text:style-name="T2">/&gt;</text:span><text:span text:style-name="T4"> </text:span></text:p>
            <text:p text:style-name="P1"><text:span text:style-name="T6">92 <text:s text:c="2"/></text:span><text:span text:style-name="T2"><text:s text:c="8"/>&lt;/</text:span><text:span text:style-name="T10">bootstrappers</text:span><text:span text:style-name="T2">&gt;</text:span><text:span text:style-name="T4"> </text:span></text:p>
            <text:p text:style-name="P1"><text:span text:style-name="T6">93 <text:s text:c="2"/></text:span><text:span text:style-name="T2"><text:s text:c="8"/>&lt;</text:span><text:span text:style-name="T10">modificationset</text:span><text:span text:style-name="T4"> </text:span><text:span text:style-name="T3">requiremodification=</text:span><text:span text:style-name="T5">"no"</text:span><text:span text:style-name="T4"> </text:span><text:span text:style-name="T3">quietperiod=</text:span><text:span text:style-name="T5">"60"</text:span><text:span text:style-name="T2">&gt;</text:span><text:span text:style-name="T4"> </text:span></text:p>
            <text:p text:style-name="P1"><text:span text:style-name="T6">94 <text:s text:c="2"/></text:span><text:span text:style-name="T2"><text:s text:c="12"/>&lt;</text:span><text:span text:style-name="T10">alwaysbuild</text:span><text:span text:style-name="T2">/&gt;</text:span><text:span text:style-name="T4"> </text:span></text:p>
            <text:p text:style-name="P1"><text:span text:style-name="T6">95 <text:s text:c="2"/></text:span><text:span text:style-name="T2"><text:s text:c="8"/>&lt;/</text:span><text:span text:style-name="T10">modificationset</text:span><text:span text:style-name="T2">&gt;</text:span><text:span text:style-name="T4"> </text:span></text:p>
            <text:p text:style-name="P1"><text:span text:style-name="T6">96 <text:s text:c="2"/></text:span><text:span text:style-name="T2"><text:s text:c="8"/>&lt;</text:span><text:span text:style-name="T10">schedule</text:span><text:span text:style-name="T2">&gt;</text:span><text:span text:style-name="T4"> </text:span></text:p>
            <text:p text:style-name="P1"><text:span text:style-name="T6">97 <text:s text:c="2"/></text:span><text:span text:style-name="T2"><text:s text:c="12"/></text:span><text:span text:style-name="T7">&lt;!-- Run report builds every night when the developers are sleeping :-). --&gt;</text:span><text:span text:style-name="T4"> </text:span></text:p>
            <text:p text:style-name="P1"><text:span text:style-name="T6">98 <text:s text:c="2"/></text:span><text:span text:style-name="T2"><text:s text:c="12"/>&lt;</text:span><text:span text:style-name="T10">maven</text:span><text:span text:style-name="T4"> </text:span><text:span text:style-name="T3">time=</text:span><text:span text:style-name="T5">"0300"</text:span><text:span text:style-name="T4"> </text:span><text:span text:style-name="T3">goal=</text:span><text:span text:style-name="T5">"buildsite deploysite"</text:span><text:span text:style-name="T4"> <text:s/></text:span><text:span text:style-name="T3">projectfile=</text:span><text:span text:style-name="T5">"project.xml"</text:span><text:span text:style-name="T4"> </text:span></text:p>
            <text:p text:style-name="P1"><text:span text:style-name="T6">99 <text:s text:c="2"/></text:span><text:span text:style-name="T2"><text:s text:c="19"/></text:span><text:span text:style-name="T3">mavenscript=</text:span><text:span text:style-name="T5">"/home/user/tools/maven-1.0.2/bin/maven"</text:span><text:span text:style-name="T4"> </text:span><text:span text:style-name="T2">/&gt;</text:span><text:span text:style-name="T4"> </text:span></text:p>
            <text:p text:style-name="P1"><text:span text:style-name="T6">100 <text:s/></text:span><text:span text:style-name="T2"><text:s text:c="8"/>&lt;/</text:span><text:span text:style-name="T10">schedule</text:span><text:span text:style-name="T2">&gt;</text:span><text:span text:style-name="T4"> </text:span></text:p>
            <text:p text:style-name="P1"><text:span text:style-name="T6">101 <text:s/></text:span><text:span text:style-name="T2"><text:s text:c="8"/>&lt;</text:span><text:span text:style-name="T10">log</text:span><text:span text:style-name="T4"> </text:span><text:span text:style-name="T3">dir=</text:span><text:span text:style-name="T5">"$CRUISEHOME/workarea/logs/systemnightly"</text:span><text:span text:style-name="T4"> </text:span><text:span text:style-name="T3">encoding=</text:span><text:span text:style-name="T5">"ISO-8859-1"</text:span><text:span text:style-name="T2">&gt;</text:span><text:span text:style-name="T4"> </text:span></text:p>
            <text:p text:style-name="P1"><text:span text:style-name="T6">102 <text:s/></text:span><text:span text:style-name="T2"><text:s text:c="8"/>&lt;/</text:span><text:span text:style-name="T10">log</text:span><text:span text:style-name="T2">&gt;</text:span><text:span text:style-name="T4"> </text:span></text:p>
            <text:p text:style-name="P1"><text:span text:style-name="T6">103 <text:s/></text:span><text:span text:style-name="T2"><text:s text:c="8"/>&lt;</text:span><text:span text:style-name="T10">publishers</text:span><text:span text:style-name="T2">&gt;</text:span><text:span text:style-name="T4"> </text:span></text:p>
            <text:p text:style-name="P1"><text:span text:style-name="T6">104 <text:s/></text:span><text:span text:style-name="T2"><text:s text:c="12"/>&lt;</text:span><text:span text:style-name="T10">currentbuildstatuspublisher</text:span><text:span text:style-name="T4"> </text:span><text:span text:style-name="T3">file=</text:span><text:span text:style-name="T5">"$CRUISEHOME/workarea/logs/systemnightly/currentbuildstatus.txt"</text:span><text:span text:style-name="T2">/&gt;</text:span><text:span text:style-name="T4"> </text:span></text:p>
            <text:p text:style-name="P1"><text:span text:style-name="T6">105 <text:s/></text:span><text:span text:style-name="T2"><text:s text:c="12"/>&lt;</text:span><text:span text:style-name="T10">xsltlogpublisher</text:span><text:span text:style-name="T4"> </text:span><text:span text:style-name="T3">directory=</text:span><text:span text:style-name="T5">"$CRUISEHOME/workarea/logs/systemnightly"</text:span><text:span text:style-name="T4"> </text:span></text:p>
            <text:p text:style-name="P1"><text:span text:style-name="T6">106 <text:s/></text:span><text:span text:style-name="T2"><text:s text:c="30"/></text:span><text:span text:style-name="T3">outfilename=</text:span><text:span text:style-name="T5">"mavenlog.html"</text:span><text:span text:style-name="T4"> </text:span><text:span text:style-name="T3">publishonfail=</text:span><text:span text:style-name="T5">"yes"</text:span><text:span text:style-name="T4"> </text:span></text:p>
            <text:p text:style-name="P1"><text:span text:style-name="T6">107 <text:s/></text:span><text:span text:style-name="T2"><text:s text:c="30"/></text:span><text:span text:style-name="T3">xsltfile=</text:span><text:span text:style-name="T5">"$CC_INSTALL/reporting/jsp/webcontent/xsl/maven.xsl"</text:span><text:span text:style-name="T2">/&gt;</text:span><text:span text:style-name="T4"> </text:span></text:p>
            <text:p text:style-name="P1"><text:span text:style-name="T6">108 <text:s/></text:span><text:span text:style-name="T2"><text:s text:c="8"/>&lt;/</text:span><text:span text:style-name="T10">publishers</text:span><text:span text:style-name="T2">&gt;</text:span><text:span text:style-name="T4"> </text:span></text:p>
            <text:p text:style-name="P1"><text:span text:style-name="T6">109 <text:s/></text:span><text:span text:style-name="T2"><text:s text:c="8"/>&lt;</text:span><text:span text:style-name="T10">plugins</text:span><text:span text:style-name="T2">&gt;</text:span><text:span text:style-name="T4"> </text:span></text:p>
            <text:p text:style-name="P1"><text:span text:style-name="T6">110 <text:s/></text:span><text:span text:style-name="T2"><text:s text:c="8"/>&lt;/</text:span><text:span text:style-name="T10">plugins</text:span><text:span text:style-name="T2">&gt;</text:span><text:span text:style-name="T4"> </text:span></text:p>
            <text:p text:style-name="P1"><text:span text:style-name="T6">111 <text:s/></text:span><text:span text:style-name="T2"><text:s text:c="4"/>&lt;/</text:span><text:span text:style-name="T10">project</text:span><text:span text:style-name="T2">&gt;</text:span><text:span text:style-name="T4"> </text:span></text:p>
            <text:p text:style-name="P4"><text:span text:style-name="T6">112 <text:s/></text:span><text:span text:style-name="T2">&lt;/</text:span><text:span text:style-name="T10">cruisecontrol</text:span><text:span text:style-name="T2">&gt;</text:span></text:p>
          </table:table-cell>
        </table:table-row>
      </table:table>
      <text:p text:style-name="Text_20_body"><text:span text:style-name="T12">Table:</text:span> Example of a Cruisecontrol config file for Maven1 (cruiscontrol.x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Georges</meta:initial-creator>
    <meta:creation-date>2005-11-28T11:04:10</meta:creation-date>
    <dc:creator>Georges</dc:creator>
    <dc:date>2005-11-28T13:21:16</dc:date>
    <dc:language>en-US</dc:language>
    <meta:editing-cycles>9</meta:editing-cycles>
    <meta:editing-duration>PT30M43S</meta:editing-duration>
    <meta:user-defined meta:name="Info 1"/>
    <meta:user-defined meta:name="Info 2"/>
    <meta:user-defined meta:name="Info 3"/>
    <meta:user-defined meta:name="Info 4"/>
    <meta:document-statistic meta:table-count="1" meta:image-count="0" meta:object-count="0" meta:page-count="2" meta:paragraph-count="116" meta:word-count="972" meta:character-count="7724"/>
  </office:meta>
</office:document-meta>
</file>